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Kinnari1" svg:font-family="Kinnari"/>
    <style:font-face style:name="Monospace" svg:font-family="Monospace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Kinnari" svg:font-family="Kinnari" style:font-family-generic="system" style:font-pitch="variable"/>
    <style:font-face style:name="Noto Sans CJK JP" svg:font-family="'Noto Sans CJK JP'" style:font-family-generic="system" style:font-pitch="variable"/>
    <style:font-face style:name="Noto Serif CJK JP" svg:font-family="'Noto Serif CJK JP'" style:font-family-generic="system" style:font-pitch="variable"/>
    <style:font-face style:name="Umpush" svg:font-family="Umpush" style:font-family-generic="system" style:font-pitch="variable"/>
  </office:font-face-decls>
  <office:automatic-styles>
    <style:style style:name="P1" style:family="paragraph" style:parent-style-name="Standard">
      <style:text-properties officeooo:paragraph-rsid="00079a9c"/>
    </style:style>
    <style:style style:name="P2" style:family="paragraph" style:parent-style-name="Standard">
      <style:text-properties fo:font-size="18pt" officeooo:rsid="00079a9c" officeooo:paragraph-rsid="00079a9c" style:font-size-asian="18pt" style:font-size-complex="18pt"/>
    </style:style>
    <style:style style:name="P3" style:family="paragraph" style:parent-style-name="Standard">
      <style:text-properties fo:font-size="18pt" fo:font-style="italic" officeooo:rsid="00079a9c" officeooo:paragraph-rsid="00079a9c" style:font-size-asian="18pt" style:font-style-asian="italic" style:font-size-complex="18pt" style:font-style-complex="italic"/>
    </style:style>
    <style:style style:name="P4" style:family="paragraph" style:parent-style-name="Standard">
      <style:text-properties style:font-name="Liberation Mono" fo:font-size="18pt" officeooo:rsid="00079a9c" officeooo:paragraph-rsid="00079a9c" style:font-size-asian="18pt" style:font-size-complex="18pt"/>
    </style:style>
    <style:style style:name="P5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T1" style:family="text">
      <style:text-properties officeooo:rsid="00079a9c"/>
    </style:style>
    <style:style style:name="T2" style:family="text">
      <style:text-properties fo:font-size="18pt" officeooo:rsid="00079a9c" style:font-size-asian="18pt" style:font-size-complex="18pt"/>
    </style:style>
    <style:style style:name="T3" style:family="text">
      <style:text-properties fo:color="#000000" style:font-name="Monospace" fo:font-size="12pt" style:font-size-asian="12pt"/>
    </style:style>
    <style:style style:name="T4" style:family="text">
      <style:text-properties fo:color="#000000" style:font-name="Monospace" fo:font-size="12pt" style:text-underline-style="solid" style:text-underline-width="auto" style:text-underline-color="font-color" style:font-size-asian="12pt"/>
    </style:style>
    <style:style style:name="T5" style:family="text">
      <style:text-properties fo:color="#000000" style:font-name="Monospace" fo:font-size="12pt" style:text-underline-style="solid" style:text-underline-width="auto" style:text-underline-color="font-color" fo:background-color="#d4d4d4" loext:char-shading-value="0" style:font-size-asian="12pt"/>
    </style:style>
    <style:style style:name="T6" style:family="text">
      <style:text-properties fo:color="#000000" style:font-name="Monospace" fo:font-size="12pt" style:text-underline-style="none" officeooo:rsid="00079a9c" style:font-size-asian="12pt"/>
    </style:style>
    <style:style style:name="T7" style:family="text">
      <style:text-properties fo:color="#000000" style:font-name="Monospace" fo:font-size="12pt" style:text-underline-style="none" style:font-size-asian="12pt"/>
    </style:style>
    <style:style style:name="T8" style:family="text">
      <style:text-properties fo:color="#000000" style:text-line-through-style="solid" style:text-line-through-type="single" style:font-name="Monospace" fo:font-size="12pt" style:text-underline-style="none" style:font-size-asian="12pt"/>
    </style:style>
    <style:style style:name="T9" style:family="text">
      <style:text-properties fo:color="#7f0055" style:font-name="Monospace" fo:font-size="12pt" fo:font-weight="bold" style:font-size-asian="12pt" style:font-weight-asian="bold"/>
    </style:style>
    <style:style style:name="T10" style:family="text">
      <style:text-properties fo:color="#6a3e3e" style:font-name="Monospace" fo:font-size="12pt" style:font-size-asian="12pt"/>
    </style:style>
    <style:style style:name="T11" style:family="text">
      <style:text-properties fo:color="#6a3e3e" style:font-name="Monospace" fo:font-size="12pt" style:text-underline-style="none" style:font-size-asian="12pt"/>
    </style:style>
    <style:style style:name="T12" style:family="text">
      <style:text-properties fo:color="#0000c0" style:font-name="Monospace" fo:font-size="12pt" style:font-size-asian="12pt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style:font-name="Liberation Mono"/>
    </style:style>
    <style:style style:name="T16" style:family="text">
      <style:text-properties style:font-name="Liberation Mono" fo:font-size="18pt" officeooo:rsid="00079a9c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reate a List of Guitars</text:p>
      <text:p text:style-name="P2"/>
      <text:p text:style-name="P4">ArrayList&lt;Guitar&gt; inventory;</text:p>
      <text:p text:style-name="P4">inventory = new ArrayList&lt;Guitar&gt;();</text:p>
      <text:p text:style-name="P1"><text:span text:style-name="T2">// more usually: </text:span></text:p>
      <text:p text:style-name="P4">List&lt;Guitar&gt; inventory;</text:p>
      <text:p text:style-name="P2"/>
      <text:p text:style-name="P4">class Inventory {</text:p>
      <text:p text:style-name="P4"/>
      <text:p text:style-name="P4"><text:span text:style-name="T3"><text:tab/></text:span><text:span text:style-name="T9">public</text:span><text:span text:style-name="T3"> </text:span><text:span text:style-name="T8">LinkedList</text:span><text:span text:style-name="T3"> Collection search(InstrumentSpec </text:span><text:span text:style-name="T10">searchSpec</text:span><text:span text:style-name="T3">) {</text:span></text:p>
      <text:p text:style-name="P5"><text:span text:style-name="T3"><text:tab/><text:tab/></text:span><text:span text:style-name="T6">Linked</text:span><text:span text:style-name="T7">List</text:span><text:span text:style-name="T3"> </text:span><text:span text:style-name="T10">matchingInstruments</text:span><text:span text:style-name="T3"> = </text:span><text:span text:style-name="T9">new</text:span><text:span text:style-name="T3"> </text:span><text:span text:style-name="T5">LinkedList</text:span><text:span text:style-name="T3">();</text:span></text:p>
      <text:p text:style-name="P5"><text:span text:style-name="T3"><text:tab/><text:tab/></text:span><text:span text:style-name="T9">for</text:span><text:span text:style-name="T3"> (</text:span><text:span text:style-name="T4">Iterator</text:span><text:span text:style-name="T3"> </text:span><text:span text:style-name="T10">i</text:span><text:span text:style-name="T3"> = </text:span><text:span text:style-name="T12">inventory</text:span><text:span text:style-name="T3">.iterator(); </text:span><text:span text:style-name="T10">i</text:span><text:span text:style-name="T3">.hasNext(); ) {</text:span></text:p>
      <text:p text:style-name="P5"><text:span text:style-name="T3"><text:tab/><text:tab/><text:tab/>Instrument </text:span><text:span text:style-name="T10">instrument</text:span><text:span text:style-name="T3"> = (Instrument) </text:span><text:span text:style-name="T10">i</text:span><text:span text:style-name="T3">.next();</text:span></text:p>
      <text:p text:style-name="P5"><text:span text:style-name="T3"><text:tab/><text:tab/><text:tab/></text:span><text:span text:style-name="T9">if</text:span><text:span text:style-name="T3"> (</text:span><text:span text:style-name="T10">instrument</text:span><text:span text:style-name="T3">.getSpec().matches(</text:span><text:span text:style-name="T10">searchSpec</text:span><text:span text:style-name="T3">))</text:span></text:p>
      <text:p text:style-name="P5"><text:span text:style-name="T3"><text:tab/><text:tab/><text:tab/><text:tab/></text:span><text:span text:style-name="T11">matchingInstruments</text:span><text:span text:style-name="T7">.add(</text:span><text:span text:style-name="T11">instrument</text:span><text:span text:style-name="T7">);</text:span></text:p>
      <text:p text:style-name="P5"><text:span text:style-name="T3"><text:tab/><text:tab/>}</text:span></text:p>
      <text:p text:style-name="P5"><text:span text:style-name="T3"><text:tab/><text:tab/></text:span><text:span text:style-name="T9">return</text:span><text:span text:style-name="T3"> </text:span><text:span text:style-name="T10">matchingInstruments</text:span><text:span text:style-name="T3">;</text:span></text:p>
      <text:p text:style-name="P4"><text:span text:style-name="T3"><text:tab/>}</text:span></text:p>
      <text:p text:style-name="P2"><text:span text:style-name="T13">Design Idiom or Principles</text:span></text:p>
      <text:p text:style-name="P2"/>
      <text:p text:style-name="P2">"we don't care if its a LinkedList, ArrayList, or any other list."</text:p>
      <text:p text:style-name="P3">1. Program to an Interface, not to an implementation.</text:p>
      <text:p text:style-name="P3"/>
      <text:p text:style-name="P3">2. Depends on abstraction, don't depend on concretions.</text:p>
      <text:p text:style-name="P3"/>
      <text:p text:style-name="P3">3. A class should have only one reason to change.<text:span text:style-name="T14"> </text:span></text:p>
      <text:p text:style-name="P3"><text:span text:style-name="T14">(Single Responsibility Principle)</text:span></text:p>
      <text:p text:style-name="P3"/>
      <text:p text:style-name="P3">4. Prefer composition over inheritance.</text:p>
      <text:p text:style-name="P3"/>
      <text:p text:style-name="P2">Why Eliminate the _____Spec classes? <text:s/></text:p>
      <text:p text:style-name="P2"/>
      <text:p text:style-name="P1"><text:span text:style-name="T2">Classes are about <text:s/></text:span><text:span text:style-name="T16">behavior</text:span><text:span text:style-name="T2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Kinnari1" svg:font-family="Kinnari"/>
    <style:font-face style:name="Monospace" svg:font-family="Monospace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Kinnari" svg:font-family="Kinnari" style:font-family-generic="system" style:font-pitch="variable"/>
    <style:font-face style:name="Noto Sans CJK JP" svg:font-family="'Noto Sans CJK JP'" style:font-family-generic="system" style:font-pitch="variable"/>
    <style:font-face style:name="Noto Serif CJK JP" svg:font-family="'Noto Serif CJK JP'" style:font-family-generic="system" style:font-pitch="variable"/>
    <style:font-face style:name="Umpush" svg:font-family="Umpush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Noto Serif CJK JP" style:font-size-asian="10.5pt" style:language-asian="ja" style:country-asian="JP" style:font-name-complex="Kinnari" style:font-size-complex="16pt" style:language-complex="th" style:country-complex="TH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letter-kerning="true" style:font-name-asian="Noto Serif CJK JP" style:font-size-asian="10.5pt" style:language-asian="ja" style:country-asian="JP" style:font-name-complex="Kinnari" style:font-size-complex="16pt" style:language-complex="th" style:country-complex="TH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2pt" style:font-name-asian="Noto Sans CJK JP" style:font-family-asian="'Noto Sans CJK JP'" style:font-family-generic-asian="system" style:font-pitch-asian="variable" style:font-size-asian="14pt" style:font-name-complex="Umpush" style:font-family-complex="Umpush" style:font-family-generic-complex="system" style:font-pitch-complex="variable" style:font-size-complex="18.6499996185303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Kinnari1" style:font-family-complex="Kinnari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Kinnari1" style:font-family-complex="Kinnari" style:font-size-complex="16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Kinnari1" style:font-family-complex="Kinnari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17T14:11:43.136653705</meta:creation-date>
    <dc:date>2022-03-17T15:19:10.206405943</dc:date>
    <meta:editing-duration>PT1H7M27S</meta:editing-duration>
    <meta:editing-cycles>1</meta:editing-cycles>
    <meta:document-statistic meta:table-count="0" meta:image-count="0" meta:object-count="0" meta:page-count="1" meta:paragraph-count="24" meta:word-count="110" meta:character-count="879" meta:non-whitespace-character-count="768"/>
    <meta:generator>LibreOffice/6.4.7.2$Linux_X86_64 LibreOffice_project/40$Build-2</meta:generator>
  </office:meta>
</office:document-meta>
</file>